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Asynch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e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Reading6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/>
          <table:table-cell table:formula="of:=0.81"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98" calcext:value-type="float">
            <text:p>9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3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table:number-columns-repeated="2"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69" calcext:value-type="float">
            <text:p>0.69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4-02">00/00/0000</text:date>, <text:time style:data-style-name="N2" text:time-value="11:49:16.19376495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ordan Hanson</meta:initial-creator>
    <meta:creation-date>2021-03-06T11:52:41</meta:creation-date>
    <dc:date>2021-04-02T16:14:30.122034713</dc:date>
    <meta:editing-duration>PT9H48M22S</meta:editing-duration>
    <meta:editing-cycles>87</meta:editing-cycles>
    <meta:document-statistic meta:table-count="1" meta:cell-count="321" meta:object-count="0"/>
  </office:meta>
</office:document-meta>
</file>